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0000001089E312A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LM Sans Quot 8" svg:font-family="'LM Sans Quot 8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7.0368in" fo:margin-left="0.0313in" fo:margin-top="0in" fo:margin-bottom="0.25in" table:align="left"/>
    </style:style>
    <style:style style:name="Items.A" style:family="table-column">
      <style:table-column-properties style:column-width="0.5674in"/>
    </style:style>
    <style:style style:name="Items.B" style:family="table-column">
      <style:table-column-properties style:column-width="0.9222in"/>
    </style:style>
    <style:style style:name="Items.C" style:family="table-column">
      <style:table-column-properties style:column-width="2.7813in"/>
    </style:style>
    <style:style style:name="Items.D" style:family="table-column">
      <style:table-column-properties style:column-width="1.4688in"/>
    </style:style>
    <style:style style:name="Items.E" style:family="table-column">
      <style:table-column-properties style:column-width="1.2972in"/>
    </style:style>
    <style:style style:name="Items.A1" style:family="table-cell">
      <style:table-cell-properties fo:background-color="#663300" fo:padding="0.0382in" fo:border-left="0.5pt solid #ffcc99" fo:border-right="none" fo:border-top="0.5pt solid #ffcc99" fo:border-bottom="0.5pt solid #ffcc99">
        <style:background-image/>
      </style:table-cell-properties>
    </style:style>
    <style:style style:name="Items.E1" style:family="table-cell">
      <style:table-cell-properties fo:background-color="#663300" fo:padding="0.0382in" fo:border="0.5pt solid #ffcc99">
        <style:background-image/>
      </style:table-cell-properties>
    </style:style>
    <style:style style:name="Items.A2" style:family="table-cell" style:data-style-name="N0">
      <style:table-cell-properties style:vertical-align="top"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2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2" style:family="table-cell" style:data-style-name="N10124">
      <style:table-cell-properties style:vertical-align="top" fo:padding="0.0382in" fo:border-left="0.5pt solid #ffcc99" fo:border-right="none" fo:border-top="none" fo:border-bottom="0.5pt solid #ffcc99"/>
    </style:style>
    <style:style style:name="Items.E2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3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3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3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3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3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4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4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4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4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4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5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5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5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5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5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6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6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6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6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6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7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7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7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7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7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8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8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8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8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8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9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9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9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9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9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10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10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10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10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10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11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11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11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11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11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12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B12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C12" style:family="table-cell">
      <style:table-cell-properties fo:background-color="#ffffff" fo:padding="0.0382in" fo:border-left="0.5pt solid #ffcc99" fo:border-right="none" fo:border-top="none" fo:border-bottom="0.5pt solid #ffcc99">
        <style:background-image/>
      </style:table-cell-properties>
    </style:style>
    <style:style style:name="Items.D12" style:family="table-cell" style:data-style-name="N10124">
      <style:table-cell-properties style:vertical-align="bottom" fo:padding="0.0382in" fo:border-left="0.5pt solid #ffcc99" fo:border-right="none" fo:border-top="none" fo:border-bottom="0.5pt solid #ffcc99"/>
    </style:style>
    <style:style style:name="Items.E12" style:family="table-cell" style:data-style-name="N10123">
      <style:table-cell-properties style:vertical-align="bottom" fo:padding="0.0382in" fo:border-left="0.5pt solid #ffcc99" fo:border-right="0.5pt solid #ffcc99" fo:border-top="none" fo:border-bottom="0.5pt solid #ffcc99"/>
    </style:style>
    <style:style style:name="Items.A13" style:family="table-cell">
      <style:table-cell-properties fo:background-color="#ffffff" fo:padding="0.0382in" fo:border="none">
        <style:background-image/>
      </style:table-cell-properties>
    </style:style>
    <style:style style:name="Items.B13" style:family="table-cell">
      <style:table-cell-properties fo:background-color="#ffffff" fo:padding="0.0382in" fo:border="none">
        <style:background-image/>
      </style:table-cell-properties>
    </style:style>
    <style:style style:name="Items.C13" style:family="table-cell">
      <style:table-cell-properties fo:background-color="#ffffff" fo:padding="0.0382in" fo:border="none">
        <style:background-image/>
      </style:table-cell-properties>
    </style:style>
    <style:style style:name="Items.D13" style:family="table-cell">
      <style:table-cell-properties fo:background-color="#716659" fo:padding="0.0382in" fo:border-left="0.5pt solid #ffcc99" fo:border-right="none" fo:border-top="none" fo:border-bottom="none">
        <style:background-image/>
      </style:table-cell-properties>
    </style:style>
    <style:style style:name="Items.E13" style:family="table-cell" style:data-style-name="N10123">
      <style:table-cell-properties style:vertical-align="bottom" fo:background-color="#716659" fo:padding="0.0382in" fo:border-left="0.5pt solid #ffcc99" fo:border-right="none" fo:border-top="none" fo:border-bottom="none">
        <style:background-image/>
      </style:table-cell-properties>
    </style:style>
    <style:style style:name="Items.A14" style:family="table-cell">
      <style:table-cell-properties fo:background-color="#ffffff" fo:padding="0.0382in" fo:border="none">
        <style:background-image/>
      </style:table-cell-properties>
    </style:style>
    <style:style style:name="Items.B14" style:family="table-cell">
      <style:table-cell-properties fo:background-color="#ffffff" fo:padding="0.0382in" fo:border="none">
        <style:background-image/>
      </style:table-cell-properties>
    </style:style>
    <style:style style:name="Items.C14" style:family="table-cell">
      <style:table-cell-properties fo:background-color="#ffffff" fo:padding="0.0382in" fo:border="none">
        <style:background-image/>
      </style:table-cell-properties>
    </style:style>
    <style:style style:name="Items.D14" style:family="table-cell">
      <style:table-cell-properties fo:background-color="#716659" fo:padding="0.0382in" fo:border-left="0.5pt solid #ffcc99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da586" officeooo:paragraph-rsid="001da586"/>
    </style:style>
    <style:style style:name="P3" style:family="paragraph" style:parent-style-name="Text_20_body">
      <style:text-properties style:font-name="DejaVu Sans" fo:font-size="13pt" officeooo:paragraph-rsid="002529b5" style:font-size-asian="13pt" style:font-size-complex="13pt"/>
    </style:style>
    <style:style style:name="P4" style:family="paragraph" style:parent-style-name="Text_20_body">
      <style:text-properties officeooo:rsid="00265ddd" officeooo:paragraph-rsid="00265ddd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style:font-name="DejaVu Sans" fo:font-size="13pt" officeooo:rsid="0020abff" officeooo:paragraph-rsid="0020abff" style:font-size-asian="13pt" style:font-size-complex="13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1da586" officeooo:paragraph-rsid="001da586"/>
    </style:style>
    <style:style style:name="P8" style:family="paragraph" style:parent-style-name="Table_20_Contents">
      <style:text-properties fo:color="#ffffff"/>
    </style:style>
    <style:style style:name="P9" style:family="paragraph" style:parent-style-name="Table_20_Contents">
      <style:paragraph-properties fo:text-align="end" style:justify-single-word="false"/>
      <style:text-properties fo:color="#ffffff"/>
    </style:style>
    <style:style style:name="P10" style:family="paragraph" style:parent-style-name="Table_20_Contents">
      <style:paragraph-properties fo:text-align="end" style:justify-single-word="false"/>
      <style:text-properties fo:color="#ffffff" officeooo:rsid="002529b5"/>
    </style:style>
    <style:style style:name="P11" style:family="paragraph" style:parent-style-name="Table_20_Contents">
      <style:text-properties officeooo:rsid="002529b5" officeooo:paragraph-rsid="002529b5"/>
    </style:style>
    <style:style style:name="P12" style:family="paragraph" style:parent-style-name="Table_20_Contents">
      <style:paragraph-properties fo:text-align="end" style:justify-single-word="false"/>
      <style:text-properties officeooo:rsid="002529b5" officeooo:paragraph-rsid="002529b5"/>
    </style:style>
    <style:style style:name="P13" style:family="paragraph" style:parent-style-name="Table_20_Contents">
      <style:paragraph-properties fo:text-align="start" style:justify-single-word="false"/>
      <style:text-properties officeooo:rsid="002529b5" officeooo:paragraph-rsid="002529b5"/>
    </style:style>
    <style:style style:name="P14" style:family="paragraph" style:parent-style-name="Table_20_Contents">
      <style:text-properties officeooo:rsid="00265ddd" officeooo:paragraph-rsid="00265ddd"/>
    </style:style>
    <style:style style:name="P15" style:family="paragraph" style:parent-style-name="Footer">
      <style:paragraph-properties fo:text-align="center" style:justify-single-word="false"/>
      <style:text-properties style:font-name="LM Sans Quot 8" officeooo:rsid="001da586" officeooo:paragraph-rsid="001da586"/>
    </style:style>
    <style:style style:name="P16" style:family="paragraph" style:parent-style-name="Footer">
      <style:paragraph-properties fo:text-align="center" style:justify-single-word="false"/>
      <style:text-properties fo:font-size="11pt" officeooo:rsid="002283c9" officeooo:paragraph-rsid="002283c9" style:font-size-asian="11pt" style:font-size-complex="11pt"/>
    </style:style>
    <style:style style:name="P17" style:family="paragraph" style:parent-style-name="Date" style:master-page-name="First_20_Page">
      <style:paragraph-properties fo:text-align="end" style:justify-single-word="false" style:page-number="auto" fo:background-color="#ffffff">
        <style:background-image/>
      </style:paragraph-properties>
      <style:text-properties fo:font-weight="bold" officeooo:paragraph-rsid="0020abff" style:font-weight-asian="bold" style:font-weight-complex="bold"/>
    </style:style>
    <style:style style:name="P18" style:family="paragraph" style:parent-style-name="Subject" style:master-page-name="">
      <style:paragraph-properties style:page-number="auto" fo:break-before="auto" fo:break-after="auto"/>
      <style:text-properties officeooo:paragraph-rsid="00265ddd"/>
    </style:style>
    <style:style style:name="T1" style:family="text">
      <style:text-properties fo:color="#ff0000"/>
    </style:style>
    <style:style style:name="T2" style:family="text">
      <style:text-properties officeooo:rsid="001da58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83c9" style:font-style-asian="italic" style:font-style-complex="italic"/>
    </style:style>
    <style:style style:name="T5" style:family="text">
      <style:text-properties officeooo:rsid="002283c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41609"/>
    </style:style>
    <style:style style:name="T8" style:family="text">
      <style:text-properties officeooo:rsid="002529b5"/>
    </style:style>
    <style:style style:name="T9" style:family="text">
      <style:text-properties officeooo:rsid="00265d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 text:c="3"/><text:date style:data-style-name="N81" text:date-value="2015-10-09T13:18:07.443770770" text:fixed="true">9. October 2015</text:date></text:p>
      <text:p text:style-name="P5">Appro--<text:span text:style-name="T7">fusion</text:span></text:p>
      <text:p text:style-name="P3"><text:span text:style-name="T8">190 bld Voltaire</text:span></text:p>
      <text:p text:style-name="P3"><text:span text:style-name="T8">75011 Paris</text:span></text:p>
      <text:p text:style-name="P18">Invoice <text:span text:style-name="T9">1506004</text:span></text:p>
      <text:p text:style-name="Text_20_body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header-rows>
          <table:table-row>
            <table:table-cell table:style-name="Items.A1" office:value-type="string">
              <text:p text:style-name="Table_20_Heading">Quantity</text:p>
            </table:table-cell>
            <table:table-cell table:style-name="Items.A1" office:value-type="string">
              <text:p text:style-name="Table_20_Heading">Item No.</text:p>
            </table:table-cell>
            <table:table-cell table:style-name="Items.A1" office:value-type="string">
              <text:p text:style-name="Table_20_Heading">Description</text:p>
            </table:table-cell>
            <table:table-cell table:style-name="Items.A1" office:value-type="string">
              <text:p text:style-name="Table_20_Heading">Unit Price</text:p>
            </table:table-cell>
            <table:table-cell table:style-name="Items.E1" office:value-type="string">
              <text:p text:style-name="Table_20_Heading">Total</text:p>
            </table:table-cell>
          </table:table-row>
        </table:table-header-rows>
        <table:table-row>
          <table:table-cell table:style-name="Items.A2" office:value-type="float" office:value="6.42">
            <text:p text:style-name="P11">6.42</text:p>
          </table:table-cell>
          <table:table-cell table:style-name="Items.A2">
            <text:p text:style-name="P11"/>
          </table:table-cell>
          <table:table-cell table:style-name="Items.C2" office:value-type="string">
            <text:p text:style-name="P11">05 sept</text:p>
          </table:table-cell>
          <table:table-cell table:style-name="Items.D2" office:value-type="currency" office:currency="EUR" office:value="30">
            <text:p text:style-name="P7"><text:span text:style-name="T8">30</text:span>.00 €</text:p>
          </table:table-cell>
          <table:table-cell table:style-name="Items.E2" table:formula="ooow:&lt;A2&gt;*&lt;D2&gt;" office:value-type="currency" office:currency="EUR" office:value="192.6">
            <text:p text:style-name="P6">192.60 €</text:p>
          </table:table-cell>
        </table:table-row>
        <table:table-row>
          <table:table-cell table:style-name="Items.A3" office:value-type="string">
            <text:p text:style-name="P13">6.28</text:p>
          </table:table-cell>
          <table:table-cell table:style-name="Items.B3" office:value-type="string">
            <text:p text:style-name="Table_20_Contents"/>
          </table:table-cell>
          <table:table-cell table:style-name="Items.C3" office:value-type="string">
            <text:p text:style-name="P11">28 sept</text:p>
          </table:table-cell>
          <table:table-cell table:style-name="Items.D3" office:value-type="currency" office:currency="EUR" office:value="30">
            <text:p text:style-name="P12">30.00 €</text:p>
          </table:table-cell>
          <table:table-cell table:style-name="Items.E3" table:formula="ooow:&lt;A3&gt;*&lt;D3&gt;" office:value-type="currency" office:currency="EUR" office:value="188.4">
            <text:p text:style-name="P6">188.40 €</text:p>
          </table:table-cell>
        </table:table-row>
        <table:table-row>
          <table:table-cell table:style-name="Items.A4" office:value-type="string">
            <text:p text:style-name="P1"/>
          </table:table-cell>
          <table:table-cell table:style-name="Items.B4" office:value-type="string">
            <text:p text:style-name="Table_20_Contents"/>
          </table:table-cell>
          <table:table-cell table:style-name="Items.C4" office:value-type="string">
            <text:p text:style-name="Table_20_Contents"/>
          </table:table-cell>
          <table:table-cell table:style-name="Items.D4">
            <text:p text:style-name="P6"/>
          </table:table-cell>
          <table:table-cell table:style-name="Items.E4" table:formula="ooow:&lt;A4&gt;*&lt;D4&gt;" office:value-type="currency" office:currency="EUR" office:value="0">
            <text:p text:style-name="P6">0.00 €</text:p>
          </table:table-cell>
        </table:table-row>
        <table:table-row>
          <table:table-cell table:style-name="Items.A5" office:value-type="string">
            <text:p text:style-name="P1"/>
          </table:table-cell>
          <table:table-cell table:style-name="Items.B5" office:value-type="string">
            <text:p text:style-name="Table_20_Contents"/>
          </table:table-cell>
          <table:table-cell table:style-name="Items.C5" office:value-type="string">
            <text:p text:style-name="Table_20_Contents"/>
          </table:table-cell>
          <table:table-cell table:style-name="Items.D5">
            <text:p text:style-name="P6"/>
          </table:table-cell>
          <table:table-cell table:style-name="Items.E5" table:formula="ooow:&lt;A5&gt;*&lt;D5&gt;" office:value-type="currency" office:currency="EUR" office:value="0">
            <text:p text:style-name="P6">0.00 €</text:p>
          </table:table-cell>
        </table:table-row>
        <table:table-row>
          <table:table-cell table:style-name="Items.A6" office:value-type="string">
            <text:p text:style-name="P1"/>
          </table:table-cell>
          <table:table-cell table:style-name="Items.B6" office:value-type="string">
            <text:p text:style-name="Table_20_Contents"/>
          </table:table-cell>
          <table:table-cell table:style-name="Items.C6" office:value-type="string">
            <text:p text:style-name="Table_20_Contents"/>
          </table:table-cell>
          <table:table-cell table:style-name="Items.D6">
            <text:p text:style-name="P6"/>
          </table:table-cell>
          <table:table-cell table:style-name="Items.E6" table:formula="ooow:&lt;A6&gt;*&lt;D6&gt;" office:value-type="currency" office:currency="EUR" office:value="0">
            <text:p text:style-name="P6">0.00 €</text:p>
          </table:table-cell>
        </table:table-row>
        <table:table-row>
          <table:table-cell table:style-name="Items.A7" office:value-type="string">
            <text:p text:style-name="P1"/>
          </table:table-cell>
          <table:table-cell table:style-name="Items.B7" office:value-type="string">
            <text:p text:style-name="Table_20_Contents"/>
          </table:table-cell>
          <table:table-cell table:style-name="Items.C7" office:value-type="string">
            <text:p text:style-name="Table_20_Contents"/>
          </table:table-cell>
          <table:table-cell table:style-name="Items.D7">
            <text:p text:style-name="P6"/>
          </table:table-cell>
          <table:table-cell table:style-name="Items.E7" table:formula="ooow:&lt;A7&gt;*&lt;D7&gt;" office:value-type="currency" office:currency="EUR" office:value="0">
            <text:p text:style-name="P6">0.00 €</text:p>
          </table:table-cell>
        </table:table-row>
        <table:table-row>
          <table:table-cell table:style-name="Items.A8" office:value-type="string">
            <text:p text:style-name="P1"/>
          </table:table-cell>
          <table:table-cell table:style-name="Items.B8" office:value-type="string">
            <text:p text:style-name="Table_20_Contents"/>
          </table:table-cell>
          <table:table-cell table:style-name="Items.C8" office:value-type="string">
            <text:p text:style-name="Table_20_Contents"/>
          </table:table-cell>
          <table:table-cell table:style-name="Items.D8">
            <text:p text:style-name="P6"/>
          </table:table-cell>
          <table:table-cell table:style-name="Items.E8" table:formula="ooow:&lt;A8&gt;*&lt;D8&gt;" office:value-type="currency" office:currency="EUR" office:value="0">
            <text:p text:style-name="P6">0.00 €</text:p>
          </table:table-cell>
        </table:table-row>
        <table:table-row>
          <table:table-cell table:style-name="Items.A9" office:value-type="string">
            <text:p text:style-name="P1"/>
          </table:table-cell>
          <table:table-cell table:style-name="Items.B9" office:value-type="string">
            <text:p text:style-name="Table_20_Contents"/>
          </table:table-cell>
          <table:table-cell table:style-name="Items.C9" office:value-type="string">
            <text:p text:style-name="Table_20_Contents"/>
          </table:table-cell>
          <table:table-cell table:style-name="Items.D9">
            <text:p text:style-name="P6"/>
          </table:table-cell>
          <table:table-cell table:style-name="Items.E9" table:formula="ooow:&lt;A9&gt;*&lt;D9&gt;" office:value-type="currency" office:currency="EUR" office:value="0">
            <text:p text:style-name="P6">0.00 €</text:p>
          </table:table-cell>
        </table:table-row>
        <table:table-row>
          <table:table-cell table:style-name="Items.A10" office:value-type="string">
            <text:p text:style-name="P1"/>
          </table:table-cell>
          <table:table-cell table:style-name="Items.B10" office:value-type="string">
            <text:p text:style-name="Table_20_Contents"/>
          </table:table-cell>
          <table:table-cell table:style-name="Items.C10" office:value-type="string">
            <text:p text:style-name="Table_20_Contents"/>
          </table:table-cell>
          <table:table-cell table:style-name="Items.D10">
            <text:p text:style-name="P6"/>
          </table:table-cell>
          <table:table-cell table:style-name="Items.E10" table:formula="ooow:&lt;A10&gt;*&lt;D10&gt;" office:value-type="currency" office:currency="EUR" office:value="0">
            <text:p text:style-name="P6">0.00 €</text:p>
          </table:table-cell>
        </table:table-row>
        <table:table-row>
          <table:table-cell table:style-name="Items.A11" office:value-type="string">
            <text:p text:style-name="P1"/>
          </table:table-cell>
          <table:table-cell table:style-name="Items.B11" office:value-type="string">
            <text:p text:style-name="Table_20_Contents"/>
          </table:table-cell>
          <table:table-cell table:style-name="Items.C11" office:value-type="string">
            <text:p text:style-name="Table_20_Contents"/>
          </table:table-cell>
          <table:table-cell table:style-name="Items.D11">
            <text:p text:style-name="P6"/>
          </table:table-cell>
          <table:table-cell table:style-name="Items.E11" table:formula="ooow:&lt;A11&gt;*&lt;D11&gt;" office:value-type="currency" office:currency="EUR" office:value="0">
            <text:p text:style-name="P6">0.00 €</text:p>
          </table:table-cell>
        </table:table-row>
        <table:table-row>
          <table:table-cell table:style-name="Items.A12" office:value-type="string">
            <text:p text:style-name="P1"/>
          </table:table-cell>
          <table:table-cell table:style-name="Items.B12" office:value-type="string">
            <text:p text:style-name="Table_20_Contents"/>
          </table:table-cell>
          <table:table-cell table:style-name="Items.C12" office:value-type="string">
            <text:p text:style-name="Table_20_Contents"/>
          </table:table-cell>
          <table:table-cell table:style-name="Items.D12">
            <text:p text:style-name="P6"/>
          </table:table-cell>
          <table:table-cell table:style-name="Items.E12" table:formula="ooow:&lt;A12&gt;*&lt;D12&gt;" office:value-type="currency" office:currency="EUR" office:value="0">
            <text:p text:style-name="P6">0.00 €</text:p>
          </table:table-cell>
        </table:table-row>
        <table:table-row>
          <table:table-cell table:style-name="Items.A13" office:value-type="string">
            <text:p text:style-name="P1"/>
          </table:table-cell>
          <table:table-cell table:style-name="Items.B13" office:value-type="string">
            <text:p text:style-name="Table_20_Contents"/>
          </table:table-cell>
          <table:table-cell table:style-name="Items.C13" office:value-type="string">
            <text:p text:style-name="P14"/>
          </table:table-cell>
          <table:table-cell table:style-name="Items.D13" office:value-type="string">
            <text:p text:style-name="P8">Net Value </text:p>
          </table:table-cell>
          <table:table-cell table:style-name="Items.E13" table:formula="ooow:sum(&lt;E2:E12&gt;)" office:value-type="currency" office:currency="EUR" office:value="381">
            <text:p text:style-name="P9">381.00 €</text:p>
          </table:table-cell>
        </table:table-row>
        <table:table-row>
          <table:table-cell table:style-name="Items.A14" office:value-type="string">
            <text:p text:style-name="P1"/>
          </table:table-cell>
          <table:table-cell table:style-name="Items.B14" office:value-type="string">
            <text:p text:style-name="Table_20_Contents"/>
          </table:table-cell>
          <table:table-cell table:style-name="Items.C14" office:value-type="string">
            <text:p text:style-name="P14">TVA non applicable, art. 293 B du CGI</text:p>
          </table:table-cell>
          <table:table-cell table:style-name="Items.D14" office:value-type="string">
            <text:p text:style-name="P8">Total Amount</text:p>
          </table:table-cell>
          <table:table-cell table:style-name="Items.E13" table:formula="ooow:&lt;E13&gt;" office:value-type="currency" office:currency="EUR" office:value="381">
            <text:p text:style-name="P10">381.00 €</text:p>
          </table:table-cell>
        </table:table-row>
      </table:table>
      <text:p text:style-name="P4">Taux de pénalité légale 4.08% </text:p>
      <text:p text:style-name="P4">paiement comptant à réception de la facture</text:p>
      <text:p text:style-name="P4">En cas de retard de paiement, indemnité forfaitaire légale pour frais de recouvrement : 40,00 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LM Sans Quot 8" svg:font-family="'LM Sans Quot 8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en" fo:country="US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horndale" fo:font-size="12pt" fo:language="en" fo:country="US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Standard" style:font-family-generic="roman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0in" fo:margin-right="0in" fo:margin-top="0.248in" fo:margin-bottom="0.5827in" loext:contextual-spacing="false" fo:text-indent="0in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0in" fo:margin-right="0in" fo:text-indent="0in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Standard" style:font-family-generic="swiss" style:font-pitch="variable" fo:font-size="14p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Liberation Sans" fo:font-family="'Liberation Sans'" style:font-style-name="Standard" style:font-family-generic="swiss" style:font-pitch="variable"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in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in" fo:margin-bottom="0in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in" fo:margin-bottom="0.0799in" loext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in" fo:margin-right="0in" fo:margin-top="0in" fo:margin-bottom="0.3in" loext:contextual-spacing="false" fo:text-align="end" style:justify-single-word="false" fo:text-indent="0in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in" fo:margin-bottom="0.25in" loext:contextual-spacing="false" style:page-number="auto"/>
      <style:text-properties style:font-name="Liberation Sans1" fo:font-family="'Liberation Sans'" style:font-style-name="Fett" style:font-family-generic="swiss" style:font-pitch="variable" style:text-underline-style="none" fo:font-weight="bold"/>
    </style:style>
    <style:style style:name="Salutation_20__28_user_29_" style:display-name="Salutation (user)" style:family="paragraph" style:parent-style-name="Text_20_body" style:next-style-name="Subject" style:class="text">
      <style:paragraph-properties fo:margin-top="0.25in" fo:margin-bottom="0.25in" loext:contextual-spacing="false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M Sans Quot 8" officeooo:rsid="001da586" officeooo:paragraph-rsid="001da586"/>
    </style:style>
    <style:style style:name="MP2" style:family="paragraph" style:parent-style-name="Footer">
      <style:paragraph-properties fo:text-align="center" style:justify-single-word="false"/>
      <style:text-properties fo:font-size="11pt" officeooo:rsid="002283c9" officeooo:paragraph-rsid="002283c9" style:font-size-asian="11pt" style:font-size-complex="11pt"/>
    </style:style>
    <style:style style:name="MT1" style:family="text">
      <style:text-properties fo:color="#ff0000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2283c9" style:font-style-asian="italic" style:font-style-complex="italic"/>
    </style:style>
    <style:style style:name="MT4" style:family="text">
      <style:text-properties officeooo:rsid="002283c9"/>
    </style:style>
    <style:style style:name="MT5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99pt solid #ff0000" fo:border-left="none" fo:border-right="none" fo:padding="0.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pan text:style-name="MT1"></text:span> <text:sender-company/></text:p>
      </style:head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x="-0.4728in" svg:y="-0.1602in" svg:width="3.9937in" svg:height="0.6654in" draw:z-index="0"><draw:image xlink:href="Pictures/1000020100000630000001089E312A84.png" xlink:type="simple" xlink:show="embed" xlink:actuate="onLoad"/></draw:frame></text:p>
      </style:header>
      <style:footer>
        <text:p text:style-name="MP1"><text:span text:style-name="MT2">IBAN:</text:span> FR76 1610 6300 2886 1031 8003 528<text:tab/> <text:s/><text:span text:style-name="MT3">BIC:</text:span><text:span text:style-name="MT4"> AGRIFRPP861</text:span></text:p>
        <text:p text:style-name="MP2"><text:span text:style-name="MT2">CodeEtab: <text:s/></text:span><text:span text:style-name="MT5">16106 <text:s/></text:span><text:s/><text:span text:style-name="MT2">CodeGuichet: </text:span><text:span text:style-name="MT5">30028 </text:span><text:span text:style-name="MT2"><text:s/>N:</text:span><text:span text:style-name="MT5"> <text:s/>806103180035 <text:s/></text:span><text:span text:style-name="MT2">CLE: </text:span><text:span text:style-name="MT5"><text:s/>28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Invoice </dc:title>
    <dc:description>Template created by Sun Microsystems</dc:description>
    <meta:creation-date>2015-10-09T13:18:08.009791879</meta:creation-date>
    <dc:language>de-DE</dc:language>
    <meta:editing-cycles>4</meta:editing-cycles>
    <meta:editing-duration>PT11M49S</meta:editing-duration>
    <dc:subject>Ballet stephane </dc:subject>
    <dc:date>2015-10-09T14:38:51.195998628</dc:date>
    <meta:document-statistic meta:table-count="1" meta:image-count="1" meta:object-count="0" meta:page-count="1" meta:paragraph-count="38" meta:word-count="114" meta:character-count="589" meta:non-whitespace-character-count="499"/>
    <meta:user-defined meta:name="Info 2"/>
    <meta:user-defined meta:name="Info 3"/>
    <meta:user-defined meta:name="Info 4"/>
    <meta:user-defined meta:name="License"/>
  </office:meta>
</office:document-meta>
</file>